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0pt" fo:font-weight="normal" officeooo:rsid="0005d4cc" officeooo:paragraph-rsid="000d8ff2" style:font-size-asian="10pt" style:font-weight-asian="normal" style:font-size-complex="10pt" style:font-weight-complex="normal"/>
    </style:style>
    <style:style style:name="P2" style:family="paragraph" style:parent-style-name="Preformatted_20_Text">
      <style:text-properties fo:font-size="10pt" fo:font-weight="normal" officeooo:rsid="00055cba" officeooo:paragraph-rsid="000d8ff2" style:font-size-asian="10pt" style:font-weight-asian="normal" style:font-size-complex="10pt" style:font-weight-complex="normal"/>
    </style:style>
    <style:style style:name="P3" style:family="paragraph" style:parent-style-name="Preformatted_20_Text">
      <style:text-properties fo:font-size="10pt" fo:font-weight="normal" officeooo:rsid="0005d4cc" officeooo:paragraph-rsid="000d8ff2" style:font-size-asian="8.75pt" style:font-weight-asian="normal" style:font-size-complex="10pt" style:font-weight-complex="normal"/>
    </style:style>
    <style:style style:name="P4" style:family="paragraph" style:parent-style-name="Preformatted_20_Text">
      <style:text-properties fo:font-size="12pt" fo:font-weight="bold" officeooo:rsid="00055cba" officeooo:paragraph-rsid="000d8ff2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rsid="0005d4cc" officeooo:paragraph-rsid="000d8ff2" style:font-size-asian="12pt" style:font-weight-asian="bold" style:font-size-complex="12pt" style:font-weight-complex="bold"/>
    </style:style>
    <style:style style:name="T1" style:family="text">
      <style:text-properties officeooo:rsid="000f0f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)Descrivere il modello STAR.</text:p>
      <text:p text:style-name="P4"/>
      <text:p text:style-name="P2">Il modello STAR (Security, Trust, Assurance, and Risk) è un framework sviluppato per valutare e comprendere la sicurezza delle soluzioni cloud e per aiutare gli utenti a prendere decisioni informate quando si tratta di adottare servizi cloud. Il modello STAR è stato creato dalla Cloud Security Alliance (CSA), un'organizzazione che si impegna a promuovere le migliori pratiche per la sicurezza nel cloud computing. Il framework si basa su quattro pilastri chiave:</text:p>
      <text:p text:style-name="P2"/>
      <text:p text:style-name="P2">1. Security (Sicurezza<text:span text:style-name="T1">)</text:span>: Questo pilastro si concentra sulla valutazione delle misure di sicurezza implementate dal fornitore cloud per proteggere i dati e le risorse degli utenti. Include domande sulla crittografia, la gestione degli accessi, la sicurezza dei dati in transito e a riposo, la gestione delle vulnerabilità e altre pratiche di sicurezza.</text:p>
      <text:p text:style-name="P2"/>
      <text:p text:style-name="P2">2. Trust (Affidabilità): Questo pilastro riguarda la fiducia che gli utenti possono avere nei confronti del fornitore cloud. Include domande sulla reputazione del fornitore, la trasparenza delle pratiche aziendali, le politiche di riservatezza e le certificazioni di conformità con normative e standard di settore.</text:p>
      <text:p text:style-name="P2"/>
      <text:p text:style-name="P2">3. Assurance (Garanzia): Questo pilastro si riferisce alle garanzie e alle certificazioni che il fornitore cloud può fornire per dimostrare che rispetta determinati standard di sicurezza e conformità. Include domande su audit di sicurezza, certificazioni di conformità e rapporti di conformità di terze parti.</text:p>
      <text:p text:style-name="P2"/>
      <text:p text:style-name="P2">4. Risk (Rischio): Questo pilastro si concentra sulla valutazione dei rischi associati all'uso di un determinato servizio cloud. Include domande sulla gestione dei rischi, sulla pianificazione di continuità aziendale e sulla risposta agli incidenti di sicurezza.</text:p>
      <text:p text:style-name="P2"/>
      <text:p text:style-name="P2">Il modello STAR offre un quadro strutturato per valutare e comunicare le pratiche di sicurezza dei fornitori cloud. Gli utenti possono utilizzare il modello STAR per valutare la sicurezza e la conformità dei fornitori di servizi cloud prima di adottare i loro servizi. I fornitori possono sottoporsi a una valutazione basata sul modello STAR e condividere i risultati con i potenziali clienti per instaurare la fiducia nel loro approccio alla sicurezza.</text:p>
      <text:p text:style-name="P2"/>
      <text:p text:style-name="P2">L'obiettivo del modello STAR è promuovere una maggiore trasparenza e responsabilità nel settore del cloud computing, consentendo agli utenti di prendere decisioni informate sulla base delle pratiche di sicurezza e della conformità dei fornitori.</text:p>
      <text:p text:style-name="P2"/>
      <text:p text:style-name="P2"/>
      <text:p text:style-name="P4">2)Quali sono I principali attacchi a cui è soggetta un’architettura Cloud? <text:s/></text:p>
      <text:p text:style-name="P4"/>
      <text:p text:style-name="P3">Le architetture cloud possono essere soggette a una serie di attacchi informatici simili a quelli che possono colpire le infrastrutture tradizionali, ma ci sono anche alcune minacce specifiche legate alla natura distribuita e condivisa dell'ambiente cloud. Ecco alcuni dei principali attacchi a cui è soggetta un'architettura cloud:</text:p>
      <text:p text:style-name="P3"/>
      <text:p text:style-name="P3">1. Violazioni dei Dati: Attacchi come il furto di credenziali, l'ingegneria sociale o l'accesso non autorizzato possono portare alla violazione dei dati sensibili archiviati nel cloud.</text:p>
      <text:p text:style-name="P3"/>
      <text:p text:style-name="P3">2. Attacchi DDoS (Distributed Denial of Service): Gli attacchi DDoS cercano di sovraccaricare i servizi cloud con un grande volume di richieste, rendendoli inaccessibili agli utenti legittimi.</text:p>
      <text:p text:style-name="P3"/>
      <text:p text:style-name="P3"><text:soft-page-break/>3. Infiltrazione delle VM (Virtual Machine): Gli attaccanti cercano di infiltrarsi all'interno delle VM per ottenere accesso ai dati o alle risorse delle VM stesse.</text:p>
      <text:p text:style-name="P3"/>
      <text:p text:style-name="P3">4. VM Escape: Gli attaccanti tentano di sfuggire dall'isolamento di una VM per accedere all'host sottostante o ad altre VM.</text:p>
      <text:p text:style-name="P3"/>
      <text:p text:style-name="P3">5. Attacchi di Iniezione: Gli attaccanti cercano di iniettare codice malevolo o comandi nei servizi cloud per eseguire operazioni non autorizzate.</text:p>
      <text:p text:style-name="P3"/>
      <text:p text:style-name="P3">6. Attacchi di Spoofing: Gli attaccanti cercano di fingersi come utenti legittimi o dispositivi per ottenere accesso non autorizzato ai servizi cloud.</text:p>
      <text:p text:style-name="P3"/>
      <text:p text:style-name="P3">7. Manomissione dei Dati: Gli attaccanti cercano di modificare, danneggiare o corrompere i dati archiviati nel cloud.</text:p>
      <text:p text:style-name="P3"/>
      <text:p text:style-name="P3">8. Fuga di Informazioni Sensibili: Le informazioni sensibili potrebbero essere involontariamente esposte attraverso errori di configurazione, condivisione non autorizzata o accessi indebiti.</text:p>
      <text:p text:style-name="P3"/>
      <text:p text:style-name="P3">9. Vulnerabilità nei Servizi: Le vulnerabilità nei servizi cloud, come le API non protette, potrebbero essere sfruttate dagli attaccanti per accedere o manipolare i dati.</text:p>
      <text:p text:style-name="P3"/>
      <text:p text:style-name="P3">10. Violazioni delle Credenziali: Attacchi di phishing o di forza bruta possono portare al furto delle credenziali degli utenti o degli amministratori cloud.</text:p>
      <text:p text:style-name="P3"/>
      <text:p text:style-name="P3">11. Malware e Ransomware: Gli attaccanti possono distribuire malware o ransomware attraverso le risorse cloud per danneggiare o bloccare i servizi.</text:p>
      <text:p text:style-name="P3"/>
      <text:p text:style-name="P3">Per mitigare queste minacce, è fondamentale adottare una serie di misure di sicurezza, tra cui la crittografia dei dati, la gestione delle identità e degli accessi, la sorveglianza dei log, la gestione delle vulnerabilità, l'aggiornamento regolare dei sistemi e l'adozione di best practice di sicurezza consigliate dai fornitori cloud. La sicurezza in un ambiente cloud richiede un approccio olistico che comprenda la protezione delle risorse, dei dati e delle comunicazioni.</text:p>
      <text:p text:style-name="P3"/>
      <text:p text:style-name="P5">3)Cosa si intende per protocollo AAA?</text:p>
      <text:p text:style-name="P5"/>
      <text:p text:style-name="P1">Il protocollo AAA è un acronimo che sta per "Authentication, Authorization, and Accounting" (Autenticazione, Autorizzazione e Contabilità). Questo è un framework utilizzato per gestire l'accesso e il controllo delle risorse in reti informatiche, sistemi e servizi. Il protocollo AAA è ampiamente utilizzato per garantire la sicurezza e la gestione degli utenti e delle loro attività all'interno di un'infrastruttura.</text:p>
      <text:p text:style-name="P1"/>
      <text:p text:style-name="P1">Ecco cosa rappresentano ciascuna delle tre componenti del protocollo AAA:</text:p>
      <text:p text:style-name="P1"/>
      <text:p text:style-name="P1">1. Authentication (Autenticazione): Questa componente si riferisce al processo di verifica dell'identità di un utente o di un dispositivo che cerca di accedere a una rete o a un sistema. L'autenticazione verifica se le credenziali fornite (come username e password) corrispondono a quelle autorizzate per l'accesso. L'obiettivo è garantire che solo utenti autorizzati possano accedere alle risorse.</text:p>
      <text:p text:style-name="P1"/>
      <text:p text:style-name="P1">2. Authorization (Autorizzazione): Dopo che un utente è stato autenticato con successo, la componente di autorizzazione determina quali risorse o azioni l'utente ha il permesso di accedere o eseguire. L'autorizzazione si basa sui privilegi associati all'utente o al suo ruolo all'interno del sistema.</text:p>
      <text:p text:style-name="P1"/>
      <text:p text:style-name="P1">3. Accounting: L’<text:span text:style-name="T1">Accounting</text:span> si occupa di registrare e tracciare le attività dell'utente o del dispositivo una volta che l'accesso è stato concesso. Questo <text:soft-page-break/>include la registrazione di eventi come l'accesso alle risorse, l'utilizzo della larghezza di banda, le attività di amministrazione e altro ancora. L'obiettivo è tenere traccia delle attività per fini di monitoraggio, audit e fatturazione.</text:p>
      <text:p text:style-name="P1"/>
      <text:p text:style-name="P1">Il protocollo AAA è fondamentale per garantire che le risorse siano accessibili solo agli utenti autorizzati, che gli utenti possano eseguire solo le azioni permesse e che le attività vengano registrate e monitorate per fini di sicurezza e gestione. Questo framework è ampiamente utilizzato in reti aziendali, servizi online, sistemi operativi e in una varietà di applicazioni che richiedono controllo degli accessi e gestione delle risorse.</text:p>
      <text:p text:style-name="P1"/>
      <text:p text:style-name="P5">4)Cos’è il Cloud audit e per cosa viene impiegato?</text:p>
      <text:p text:style-name="P5"/>
      <text:p text:style-name="P1">Il Cloud Audit (o Cloud Audit Trail) è un processo che consiste nel registrare, monitorare e analizzare le attività e gli eventi che si verificano all'interno di un ambiente cloud. Questo processo è essenziale per garantire la sicurezza, la conformità e la gestione delle risorse all'interno di un'infrastruttura cloud. Viene spesso impiegato per raccogliere informazioni dettagliate sulle operazioni eseguite dagli utenti, dagli amministratori e dai servizi all'interno dell'ambiente cloud.</text:p>
      <text:p text:style-name="P1"/>
      <text:p text:style-name="P1">Il Cloud Audit Trail registra una vasta gamma di eventi e attività, tra cui:</text:p>
      <text:p text:style-name="P1"/>
      <text:p text:style-name="P1">1. Accesso e Autenticazione: Registra i tentativi di accesso e autenticazione degli utenti e dei dispositivi, inclusi quelli riusciti e quelli falliti.</text:p>
      <text:p text:style-name="P1"/>
      <text:p text:style-name="P1">2. Cambiamenti di Configurazione: Registra le modifiche apportate alla configurazione delle risorse cloud, come la creazione, la modifica o l'eliminazione di VM, risorse di archiviazione, reti e altri servizi.</text:p>
      <text:p text:style-name="P1"/>
      <text:p text:style-name="P1">3. Utilizzo delle Risorse: Registra l'utilizzo delle risorse, come il consumo di CPU, memoria, archiviazione e larghezza di banda da parte delle VM e delle applicazioni.</text:p>
      <text:p text:style-name="P1"/>
      <text:p text:style-name="P1">4. Attività dell'Amministratore: Registra le attività svolte dagli amministratori di sistema, come la creazione di account utente, la concessione di autorizzazioni e la gestione delle risorse.</text:p>
      <text:p text:style-name="P1"/>
      <text:p text:style-name="P1">5. Attività dell'Applicazione: Registra le attività eseguite dalle applicazioni, come l'accesso ai dati, l'esecuzione di processi e l'interazione con i servizi cloud.</text:p>
      <text:p text:style-name="P1"/>
      <text:p text:style-name="P1">6. Eventi di Sicurezza: Registra eventi di sicurezza come tentativi di intrusioni, attacchi DDoS, attacchi di phishing e altre minacce informatiche.</text:p>
      <text:p text:style-name="P1"/>
      <text:p text:style-name="P1">7. Operazioni di Backup e Ripristino: Registra le operazioni di backup, ripristino e migrazione dei dati.</text:p>
      <text:p text:style-name="P1"/>
      <text:p text:style-name="P1">8. Eventi di Fatturazione e Costi: Registra le attività legate alla fatturazione e ai costi, come il consumo di risorse e le operazioni che influenzano la tariffazione.</text:p>
      <text:p text:style-name="P1"/>
      <text:p text:style-name="P1">Il Cloud Audit Trail è impiegato per diversi scopi, tra cui:</text:p>
      <text:p text:style-name="P1"/>
      <text:p text:style-name="P1">- Sicurezza: Monitora le attività per individuare attacchi, intrusioni o utilizzi anomali e per rispondere prontamente a minacce informatiche.</text:p>
      <text:p text:style-name="P1"/>
      <text:p text:style-name="P1">- Conformità: Fornisce prove delle attività eseguite per soddisfare i requisiti di conformità normativa e settoriale.</text:p>
      <text:p text:style-name="P1"/>
      <text:p text:style-name="P1">- Gestione delle Risorse: Aiuta nella gestione e nell'ottimizzazione delle risorse cloud, identificando risorse inutilizzate o sottoutilizzate.</text:p>
      <text:p text:style-name="P1"/>
      <text:p text:style-name="P1"><text:soft-page-break/>- Audit e Reporting: Fornisce un registro dettagliato delle attività che può essere utilizzato per audit interni ed esterni.</text:p>
      <text:p text:style-name="P1"/>
      <text:p text:style-name="P1">- Analisi Forense: Supporta l'analisi forense nel caso di incidenti di sicurezza per determinare la causa e l'entità dell'attacco.</text:p>
      <text:p text:style-name="P1"/>
      <text:p text:style-name="P1">Il Cloud Audit è un processo cruciale per mantenere la visibilità, la sicurezza e la conformità all'interno di un ambiente cloud, consentendo di monitorare e analizzare tutte le attività e gli eventi che si verificano all'interno del sistem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18:40:36.943628060</meta:creation-date>
    <dc:date>2023-08-27T18:46:48.442896142</dc:date>
    <meta:editing-duration>PT6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47" meta:word-count="1450" meta:character-count="9992" meta:non-whitespace-character-count="8587"/>
  </office:meta>
</office:document-meta>
</file>